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Wallpaper Sources</text:span><text:span text:style-name="T2"/></text:p>
      <text:p text:style-name="P1"><text:span text:style-name="T2"/></text:p>
      <text:p text:style-name="P1"><text:span text:style-name="T2">Fortnite:<text:s/></text:span><text:a xlink:href="https://progameguides.com/wp-content/uploads/2018/05/fortnite-1920x1080-wallpaper-brite-gunner.jpg"><text:span text:style-name="T3">https://progameguides.com/wp-content/uploads/2018/05/fortnite-1920x1080-wallpaper-brite-gunner.jpg</text:span></text:a><text:span text:style-name="T4"/></text:p>
      <text:p text:style-name="P1"><text:span text:style-name="T5"/></text:p>
      <text:p text:style-name="P1"><text:span text:style-name="T5">Spirited Away:<text:s/></text:span><text:a xlink:href="http://getwallpapers.com/wallpaper/full/5/a/0/120566.jpg"><text:span text:style-name="T6">http://getwallpapers.com/wallpaper/full/5/a/0/120566.jpg</text:span></text:a><text:span text:style-name="T7"/></text:p>
      <text:p text:style-name="P1"><text:span text:style-name="T7"/></text:p>
      <text:p text:style-name="P1"><text:span text:style-name="T7">Galaxy:<text:s/></text:span><text:a xlink:href="https://pixabay.com/en/milky-way-starry-sky-night-sky-star-2695569/"><text:span text:style-name="T8">https://pixabay.com/en/milky-way-starry-sky-night-sky-star-2695569/</text:span></text:a><text:span text:style-name="T9"/></text:p>
      <text:p text:style-name="P1"><text:span text:style-name="T9"/></text:p>
      <text:p text:style-name="P1"><text:span text:style-name="T9">Star Wars:<text:s/></text:span><text:a xlink:href="http://wallpaper.istriku.site/star-wars-minimalist-wallpaper-hd/"><text:span text:style-name="T10">http://wallpaper.istriku.site/star-wars-minimalist-wallpaper-hd/</text:span></text:a><text:span text:style-name="T11"/></text:p>
      <text:p text:style-name="P1"><text:span text:style-name="T11"/></text:p>
      <text:p text:style-name="P1"><text:span text:style-name="T11">Wolf:<text:s/></text:span><text:a xlink:href="https://imgur.com/gallery/i0jqxNQ"><text:span text:style-name="T12">https://imgur.com/gallery/i0jqxNQ</text:span></text:a><text:span text:style-name="T13"/></text:p>
      <text:p text:style-name="P1"><text:span text:style-name="T13"/></text:p>
      <text:p text:style-name="P1"><text:span text:style-name="T13">Artistic:<text:s/></text:span><text:a xlink:href="http://pavbca.com/walls/artsy-desktop-wallpapers"><text:span text:style-name="T14">http://pavbca.com/walls/artsy-desktop-wallpapers</text:span></text:a><text:span text:style-name="T15"/></text:p>
      <text:p text:style-name="P1"><text:span text:style-name="T15"/></text:p>
      <text:p text:style-name="P1"><text:span text:style-name="T15">Plants:<text:s/></text:span><text:a xlink:href="https://www.pexels.com/photo/green-succulent-plants-on-pots-1470171/"><text:span text:style-name="T16">https://www.pexels.com/photo/green-succulent-plants-on-pots-1470171/</text:span></text:a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